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7.25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what is manual testing?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s of MT?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lack-box testing and its types?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hy testing is imp?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ff b/w MT and Automation?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Dev/6.0.5.2$Linux_X86_64 LibreOffice_project/</meta:generator>
  </office:meta>
</office:document-meta>
</file>